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Header">
      <style:text-properties officeooo:rsid="00198eef" officeooo:paragraph-rsid="00198eef"/>
    </style:style>
    <style:style style:name="P2" style:family="paragraph" style:parent-style-name="Standard">
      <style:text-properties fo:font-weight="bold" officeooo:rsid="001b39cf" officeooo:paragraph-rsid="001b39cf" style:font-weight-asian="bold" style:font-weight-complex="bold"/>
    </style:style>
    <style:style style:name="P3" style:family="paragraph" style:parent-style-name="Standard">
      <style:text-properties fo:color="#000000" fo:font-weight="bold" officeooo:rsid="001bfc59" officeooo:paragraph-rsid="001bfc59" style:font-weight-asian="bold" style:font-weight-complex="bold"/>
    </style:style>
    <style:style style:name="P4" style:family="paragraph" style:parent-style-name="Standard">
      <style:text-properties fo:color="#000000" fo:font-weight="bold" officeooo:rsid="001dc06f" officeooo:paragraph-rsid="001dc06f" style:font-weight-asian="bold" style:font-weight-complex="bold"/>
    </style:style>
    <style:style style:name="P5" style:family="paragraph" style:parent-style-name="Standard">
      <style:text-properties fo:color="#000000" fo:font-weight="normal" officeooo:rsid="001bfc59" officeooo:paragraph-rsid="001bfc59" style:font-weight-asian="normal" style:font-weight-complex="normal"/>
    </style:style>
    <style:style style:name="P6" style:family="paragraph" style:parent-style-name="Standard">
      <style:text-properties fo:color="#000000" fo:font-style="normal" fo:font-weight="normal" officeooo:rsid="001bfc59" officeooo:paragraph-rsid="001bfc59" style:font-style-asian="normal" style:font-weight-asian="normal" style:font-style-complex="normal" style:font-weight-complex="normal"/>
    </style:style>
    <style:style style:name="P7" style:family="paragraph" style:parent-style-name="Standard">
      <style:text-properties fo:color="#000000" fo:font-style="normal" style:text-underline-style="none" fo:font-weight="normal" officeooo:rsid="0020021c" officeooo:paragraph-rsid="0020021c" style:font-style-asian="normal" style:font-weight-asian="normal" style:font-style-complex="normal" style:font-weight-complex="normal"/>
    </style:style>
    <style:style style:name="P8" style:family="paragraph" style:parent-style-name="Standard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9" style:family="paragraph" style:parent-style-name="Standard">
      <style:text-properties fo:color="#ff0000" fo:font-weight="normal" officeooo:rsid="001b39cf" officeooo:paragraph-rsid="001b39cf" style:font-weight-asian="normal" style:font-weight-complex="normal"/>
    </style:style>
    <style:style style:name="P10" style:family="paragraph" style:parent-style-name="Standard" style:list-style-name="L1">
      <style:text-properties fo:font-weight="normal" officeooo:rsid="001b39cf" officeooo:paragraph-rsid="001b39cf" style:font-weight-asian="normal" style:font-weight-complex="normal"/>
    </style:style>
    <style:style style:name="P11" style:family="paragraph" style:parent-style-name="Standard" style:list-style-name="L1">
      <style:text-properties fo:font-weight="bold" officeooo:rsid="001b39cf" officeooo:paragraph-rsid="001b39cf" style:font-weight-asian="bold" style:font-weight-complex="bold"/>
    </style:style>
    <style:style style:name="P12" style:family="paragraph" style:parent-style-name="Standard" style:list-style-name="L2">
      <style:text-properties fo:color="#000000" fo:font-weight="bold" officeooo:rsid="001bfc59" officeooo:paragraph-rsid="001bfc59" style:font-weight-asian="bold" style:font-weight-complex="bold"/>
    </style:style>
    <style:style style:name="P13" style:family="paragraph" style:parent-style-name="Standard" style:list-style-name="L3">
      <style:text-properties fo:color="#000000" fo:font-weight="bold" officeooo:rsid="001dc06f" officeooo:paragraph-rsid="001dc06f" style:font-weight-asian="bold" style:font-weight-complex="bold"/>
    </style:style>
    <style:style style:name="P14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dc06f" officeooo:paragraph-rsid="001dc06f" style:font-weight-asian="bold" style:font-weight-complex="bold"/>
    </style:style>
    <style:style style:name="P15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e2892" officeooo:paragraph-rsid="001e2892" style:font-weight-asian="bold" style:font-weight-complex="bold"/>
    </style:style>
    <style:style style:name="P16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1f75cf" officeooo:paragraph-rsid="001f75cf" style:font-weight-asian="bold" style:font-weight-complex="bold"/>
    </style:style>
    <style:style style:name="P17" style:family="paragraph" style:parent-style-name="Standard" style:list-style-name="L3">
      <style:text-properties fo:color="#000000" style:text-underline-style="solid" style:text-underline-width="auto" style:text-underline-color="font-color" fo:font-weight="bold" officeooo:rsid="0020021c" officeooo:paragraph-rsid="0020021c" style:font-weight-asian="bold" style:font-weight-complex="bold"/>
    </style:style>
    <style:style style:name="P18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194cb" officeooo:paragraph-rsid="002194cb" style:font-weight-asian="bold" style:font-weight-complex="bold"/>
    </style:style>
    <style:style style:name="P19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7548" officeooo:paragraph-rsid="00237548" style:font-weight-asian="bold" style:font-weight-complex="bold"/>
    </style:style>
    <style:style style:name="P20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3bdd9" officeooo:paragraph-rsid="0023bdd9" style:font-weight-asian="bold" style:font-weight-complex="bold"/>
    </style:style>
    <style:style style:name="P21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500b8" officeooo:paragraph-rsid="002500b8" style:font-weight-asian="bold" style:font-weight-complex="bold"/>
    </style:style>
    <style:style style:name="P22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6cc32" officeooo:paragraph-rsid="0026cc32" style:font-weight-asian="bold" style:font-weight-complex="bold"/>
    </style:style>
    <style:style style:name="P23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78016" officeooo:paragraph-rsid="00278016" style:font-weight-asian="bold" style:font-weight-complex="bold"/>
    </style:style>
    <style:style style:name="P24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859b2" officeooo:paragraph-rsid="002859b2" style:font-weight-asian="bold" style:font-weight-complex="bold"/>
    </style:style>
    <style:style style:name="P25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960d8" officeooo:paragraph-rsid="002960d8" style:font-weight-asian="bold" style:font-weight-complex="bold"/>
    </style:style>
    <style:style style:name="P26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4d36" officeooo:paragraph-rsid="002f4d36" style:font-weight-asian="bold" style:font-weight-complex="bold"/>
    </style:style>
    <style:style style:name="P27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2f7d86" officeooo:paragraph-rsid="002f7d86" style:font-weight-asian="bold" style:font-weight-complex="bold"/>
    </style:style>
    <style:style style:name="P28" style:family="paragraph" style:parent-style-name="Standard" style:list-style-name="L4">
      <style:text-properties fo:color="#000000" style:text-underline-style="solid" style:text-underline-width="auto" style:text-underline-color="font-color" fo:font-weight="bold" officeooo:rsid="00307bc2" officeooo:paragraph-rsid="00307bc2" style:font-weight-asian="bold" style:font-weight-complex="bold"/>
    </style:style>
    <style:style style:name="P29" style:family="paragraph" style:parent-style-name="Standard">
      <style:text-properties fo:color="#000000" style:text-underline-style="solid" style:text-underline-width="auto" style:text-underline-color="font-color" fo:font-weight="bold" officeooo:rsid="00327ba3" officeooo:paragraph-rsid="00307bc2" style:font-weight-asian="bold" style:font-weight-complex="bold"/>
    </style:style>
    <style:style style:name="P30" style:family="paragraph" style:parent-style-name="Standard">
      <style:text-properties fo:color="#000000" style:text-underline-style="solid" style:text-underline-width="auto" style:text-underline-color="font-color" fo:font-weight="bold" officeooo:rsid="00342b23" officeooo:paragraph-rsid="00342b23" style:font-weight-asian="bold" style:font-weight-complex="bold"/>
    </style:style>
    <style:style style:name="P31" style:family="paragraph" style:parent-style-name="Standard" style:list-style-name="L6">
      <style:text-properties fo:color="#000000" style:text-underline-style="solid" style:text-underline-width="auto" style:text-underline-color="font-color" fo:font-weight="bold" officeooo:rsid="0034d418" officeooo:paragraph-rsid="0034d418" style:font-weight-asian="bold" style:font-weight-complex="bold"/>
    </style:style>
    <style:style style:name="P32" style:family="paragraph" style:parent-style-name="Standard">
      <style:text-properties fo:color="#000000" style:text-underline-style="solid" style:text-underline-width="auto" style:text-underline-color="font-color" fo:font-weight="bold" officeooo:rsid="0034d418" officeooo:paragraph-rsid="0034d418" style:font-weight-asian="bold" style:font-weight-complex="bold"/>
    </style:style>
    <style:style style:name="P33" style:family="paragraph" style:parent-style-name="Standard">
      <style:text-properties fo:color="#000000" style:text-underline-style="solid" style:text-underline-width="auto" style:text-underline-color="font-color" fo:font-weight="bold" officeooo:rsid="00353eff" officeooo:paragraph-rsid="00353eff" style:font-weight-asian="bold" style:font-weight-complex="bold"/>
    </style:style>
    <style:style style:name="P34" style:family="paragraph" style:parent-style-name="Standard">
      <style:text-properties fo:color="#000000" style:text-underline-style="solid" style:text-underline-width="auto" style:text-underline-color="font-color" fo:font-weight="bold" officeooo:rsid="0036cc03" officeooo:paragraph-rsid="0036cc03" style:font-weight-asian="bold" style:font-weight-complex="bold"/>
    </style:style>
    <style:style style:name="P35" style:family="paragraph" style:parent-style-name="Standard" style:list-style-name="L7">
      <style:text-properties fo:color="#000000" style:text-underline-style="solid" style:text-underline-width="auto" style:text-underline-color="font-color" fo:font-weight="bold" officeooo:rsid="0036cc03" officeooo:paragraph-rsid="0036cc03" style:font-weight-asian="bold" style:font-weight-complex="bold"/>
    </style:style>
    <style:style style:name="P36" style:family="paragraph" style:parent-style-name="Standard">
      <style:text-properties fo:color="#000000" style:text-underline-style="solid" style:text-underline-width="auto" style:text-underline-color="font-color" fo:font-weight="bold" officeooo:rsid="003854f3" officeooo:paragraph-rsid="003854f3" style:font-weight-asian="bold" style:font-weight-complex="bold"/>
    </style:style>
    <style:style style:name="P37" style:family="paragraph" style:parent-style-name="Standard" style:list-style-name="L4">
      <style:text-properties fo:color="#000000" fo:font-style="normal" style:text-underline-style="none" fo:font-weight="normal" officeooo:rsid="002194cb" officeooo:paragraph-rsid="002194cb" style:font-style-asian="normal" style:font-weight-asian="normal" style:font-style-complex="normal" style:font-weight-complex="normal"/>
    </style:style>
    <style:style style:name="P38" style:family="paragraph" style:parent-style-name="Standard" style:list-style-name="L4">
      <style:text-properties fo:color="#000000" fo:font-style="normal" style:text-underline-style="none" fo:font-weight="normal" officeooo:rsid="0025cad3" officeooo:paragraph-rsid="0025cad3" style:font-style-asian="normal" style:font-weight-asian="normal" style:font-style-complex="normal" style:font-weight-complex="normal"/>
    </style:style>
    <style:style style:name="P39" style:family="paragraph" style:parent-style-name="Standard" style:list-style-name="L4">
      <style:text-properties fo:color="#000000" fo:font-style="normal" style:text-underline-style="none" fo:font-weight="normal" officeooo:rsid="00278016" officeooo:paragraph-rsid="00278016" style:font-style-asian="normal" style:font-weight-asian="normal" style:font-style-complex="normal" style:font-weight-complex="normal"/>
    </style:style>
    <style:style style:name="P40" style:family="paragraph" style:parent-style-name="Standard" style:list-style-name="L4">
      <style:text-properties fo:color="#000000" fo:font-style="normal" style:text-underline-style="none" fo:font-weight="normal" officeooo:rsid="002859b2" officeooo:paragraph-rsid="002859b2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color="#ff0000"/>
    </style:style>
    <style:style style:name="T3" style:family="text">
      <style:text-properties fo:color="#ff0000" fo:font-weight="normal" style:font-weight-asian="normal" style:font-weight-complex="normal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6" style:family="text">
      <style:text-properties fo:font-style="normal" style:font-style-asian="normal" style:font-style-complex="normal"/>
    </style:style>
    <style:style style:name="T7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8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9" style:family="text">
      <style:text-properties fo:font-style="normal" style:text-underline-style="none" fo:font-weight="normal" officeooo:rsid="0022d3e4" style:font-style-asian="normal" style:font-weight-asian="normal" style:font-style-complex="normal" style:font-weight-complex="normal"/>
    </style:style>
    <style:style style:name="T10" style:family="text">
      <style:text-properties fo:font-style="normal" style:text-underline-style="none" fo:font-weight="normal" officeooo:rsid="002a07a3" style:font-style-asian="normal" style:font-weight-asian="normal" style:font-style-complex="normal" style:font-weight-complex="normal"/>
    </style:style>
    <style:style style:name="T11" style:family="text">
      <style:text-properties fo:font-style="normal" style:text-underline-style="none" fo:font-weight="normal" officeooo:rsid="002be6f3" style:font-style-asian="normal" style:font-weight-asian="normal" style:font-style-complex="normal" style:font-weight-complex="normal"/>
    </style:style>
    <style:style style:name="T12" style:family="text">
      <style:text-properties fo:font-style="normal" style:text-underline-style="none" fo:font-weight="normal" officeooo:rsid="0034d418" style:font-style-asian="normal" style:font-weight-asian="normal" style:font-style-complex="normal" style:font-weight-complex="normal"/>
    </style:style>
    <style:style style:name="T13" style:family="text">
      <style:text-properties fo:font-style="normal" style:text-underline-style="none" fo:font-weight="normal" officeooo:rsid="0036cc03" style:font-style-asian="normal" style:font-weight-asian="normal" style:font-style-complex="normal" style:font-weight-complex="normal"/>
    </style:style>
    <style:style style:name="T14" style:family="text">
      <style:text-properties fo:font-style="normal" style:text-underline-style="none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">Não incidência<text:span text:style-name="T1"> ocorre em 3 situações:</text:span></text:p>
      <text:list xml:id="list3593687748056904227" text:style-name="L1">
        <text:list-item>
          <text:p text:style-name="P10">pessoa política não faz uso da competência tributária que lhe foi conferida. Pode-se dizer que seria o caso de um tributo instituído “pela metade”, em que o ente não prevê todas as HI’s capazes de gerar a tributação;</text:p>
        </text:list-item>
        <text:list-item>
          <text:p text:style-name="P10">pessoa política não tem competência tributária para determinar certas situações fáticas como HI. Ex.: IPVA não pode incidir sobre bicicletas;</text:p>
        </text:list-item>
        <text:list-item>
          <text:p text:style-name="P11"><text:span text:style-name="T1">pessoa política é “barrada” pela CF, ou seja, há dispositivo constitucional que inibe a possibilidade de o ente prever aquela situação como HI do tributo. </text:span><text:span text:style-name="T3">→ </text:span><text:span text:style-name="T2">HI constitucionalmente qualificada → imunidade</text:span></text:p>
        </text:list-item>
      </text:list>
      <text:p text:style-name="P9"/>
      <text:p text:style-name="P3"><text:span text:style-name="T1">Divergência doutrinária quanto à </text:span>isenção<text:span text:style-name="T1">:</text:span></text:p>
      <text:list xml:id="list7658583186461276477" text:style-name="L2">
        <text:list-item>
          <text:p text:style-name="P12"><text:span text:style-name="T1">doutrina clássica →FG </text:span>ocorre<text:span text:style-name="T1">, a OT </text:span>existe<text:span text:style-name="T1">, mas o CT </text:span>não<text:span text:style-name="T1"> porque ocorre sua </text:span>exclusão<text:span text:style-name="T1">; essa é a posição do STF;</text:span></text:p>
        </text:list-item>
        <text:list-item>
          <text:p text:style-name="P12"><text:span text:style-name="T1">doutrina moderna → FG </text:span>não ocorre<text:span text:style-name="T1">, logo OT </text:span>não existe<text:span text:style-name="T1">.</text:span></text:p>
        </text:list-item>
      </text:list>
      <text:p text:style-name="P5"/>
      <text:p text:style-name="P3"><text:span text:style-name="T1">Em 2005 e 2009 ESAF adotou a doutrina </text:span>clássica<text:span text:style-name="T1">, em 2010 a ESAF cobrou a literalidade do posicionamento de Roque Antônio Carraza (doutrina </text:span>moderna<text:span text:style-name="T1">): </text:span><text:span text:style-name="T4">a isenção pode ser definida como limitação legal do âmbito de validade da norma jurídica tributária, que impede que o tributo nasça ou faz com que ele surja de modo mitigado</text:span><text:span text:style-name="T7">.</text:span></text:p>
      <text:p text:style-name="P6"/>
      <text:p text:style-name="P3"><text:span text:style-name="T6">Responsável tributário</text:span><text:span text:style-name="T7"> é a pessoa que, embora </text:span><text:span text:style-name="T4">não tenha relação pessoal</text:span><text:span text:style-name="T7"> com a situação que fez surgir o FG, está a ela ligada por </text:span><text:span text:style-name="T6">expressa disposição legal</text:span><text:span text:style-name="T7">.</text:span></text:p>
      <text:p text:style-name="P6"/>
      <text:p text:style-name="P4"><text:span text:style-name="T6">Classificação das imunidades tributárias</text:span><text:span text:style-name="T7">:</text:span></text:p>
      <text:list xml:id="list1328708601970131634" text:style-name="L3">
        <text:list-item>
          <text:p text:style-name="P13"><text:span text:style-name="T7">quanto ao </text:span><text:span text:style-name="T4">parâmetro de concessão</text:span><text:span text:style-name="T7">:</text:span></text:p>
          <text:list>
            <text:list-item>
              <text:p text:style-name="P14"><text:span text:style-name="T7">subjetivas</text:span><text:span text:style-name="T8">: adota como parâmetro a pessoa;</text:span></text:p>
            </text:list-item>
            <text:list-item>
              <text:p text:style-name="P14"><text:span text:style-name="T7">objetivas</text:span><text:span text:style-name="T8">: adota como parâmetro a coisa;</text:span></text:p>
            </text:list-item>
            <text:list-item>
              <text:p text:style-name="P14"><text:span text:style-name="T7">mistas</text:span><text:span text:style-name="T8">: adota como parâmetro a pessoa e a coisa;</text:span></text:p>
            </text:list-item>
          </text:list>
        </text:list-item>
        <text:list-item>
          <text:p text:style-name="P14"><text:span text:style-name="T8">quanto à </text:span><text:span text:style-name="T5">origem</text:span><text:span text:style-name="T8">:</text:span></text:p>
          <text:list>
            <text:list-item>
              <text:p text:style-name="P14"><text:span text:style-name="T7">ontológicas</text:span><text:span text:style-name="T8">: decorrem do princípio da isonomia e do pacto federativo, ou seja, existiriam mesmo que não houvesse sua previsão constitucional;</text:span></text:p>
            </text:list-item>
            <text:list-item>
              <text:p text:style-name="P14"><text:span text:style-name="T7">políticas</text:span><text:span text:style-name="T8">: só existem por decisão expressa do legislador constituinte;</text:span></text:p>
            </text:list-item>
          </text:list>
        </text:list-item>
        <text:list-item>
          <text:p text:style-name="P15"><text:span text:style-name="T8">quanto à </text:span><text:span text:style-name="T5">forma de previsão</text:span><text:span text:style-name="T8">:</text:span></text:p>
          <text:list>
            <text:list-item>
              <text:p text:style-name="P16"><text:span text:style-name="T7">explícitas</text:span><text:span text:style-name="T8">: estão expressas no texto constitucional;</text:span></text:p>
            </text:list-item>
            <text:list-item>
              <text:p text:style-name="P16"><text:span text:style-name="T7">implícitas</text:span><text:span text:style-name="T8">: não estão expressas no texto constitucional, decorrendo de princípios constitucionais. Ainda não existem imunidades implícitas;</text:span></text:p>
            </text:list-item>
          </text:list>
        </text:list-item>
        <text:list-item>
          <text:p text:style-name="P16"><text:span text:style-name="T8">quanto à </text:span><text:span text:style-name="T5">necessidade de regulamentação</text:span><text:span text:style-name="T8">:</text:span></text:p>
          <text:list>
            <text:list-item>
              <text:p text:style-name="P16"><text:span text:style-name="T7">condicionadas</text:span><text:span text:style-name="T8">: há necessidade de edição de lei regulamentadora;</text:span></text:p>
            </text:list-item>
            <text:list-item>
              <text:p text:style-name="P16"><text:span text:style-name="T7">não condicionadas</text:span><text:span text:style-name="T8">: não há necessidade de edição de lei regulamentadora, produzindo efeitos imediatamente;</text:span></text:p>
            </text:list-item>
          </text:list>
        </text:list-item>
        <text:list-item>
          <text:p text:style-name="P17"><text:span text:style-name="T8">quanto ao </text:span><text:span text:style-name="T5">alcance</text:span><text:span text:style-name="T8">:</text:span></text:p>
          <text:list>
            <text:list-item>
              <text:p text:style-name="P17"><text:span text:style-name="T7">gerais/genéricas</text:span><text:span text:style-name="T8">: quando constituinte incluiu vários tributos e todos os entes federados dentro de certas imunidades. Todas as imunidades do art. 150, VI, da CF são genéricas;</text:span></text:p>
            </text:list-item>
            <text:list-item>
              <text:p text:style-name="P17"><text:span text:style-name="T7">específicas/tópicas/especiais</text:span><text:span text:style-name="T8">: alcançam tributos específicos e, por consequência, apenas o ente competente para instituí-los.</text:span></text:p>
            </text:list-item>
          </text:list>
        </text:list-item>
      </text:list>
      <text:p text:style-name="P7"/>
      <text:p text:style-name="P8"><text:span text:style-name="T14">Imunidade recíproca</text:span><text:span text:style-name="T8">:</text:span></text:p>
      <text:list xml:id="list6684772786171913258" text:style-name="L4">
        <text:list-item>
          <text:p text:style-name="P37">cláusula pétrea;</text:p>
        </text:list-item>
        <text:list-item>
          <text:p text:style-name="P18"><text:soft-page-break/><text:span text:style-name="T8">abrange apenas </text:span><text:span text:style-name="T14">impostos</text:span><text:span text:style-name="T8">, e mais ainda, só aqueles sobre o </text:span><text:span text:style-name="T14">patrimônio, renda ou serviços</text:span><text:span text:style-name="T8">;</text:span></text:p>
        </text:list-item>
        <text:list-item>
          <text:p text:style-name="P18"><text:span text:style-name="T8">só aplicável se o ente beneficiado for </text:span><text:span text:style-name="T14">contribuinte de direito</text:span><text:span text:style-name="T8">, e não apenas contribuinte de fato;</text:span></text:p>
        </text:list-item>
        <text:list-item>
          <text:p text:style-name="P18"><text:span text:style-name="T8">aplicável em operações de importação de bens, quando o ente federado for o importador, já que há identidade entre contribuinte de direito e contribuinte de fato, </text:span><text:span text:style-name="T9">não havendo transferência do ônus tributário;</text:span></text:p>
        </text:list-item>
        <text:list-item>
          <text:p text:style-name="P19"><text:span text:style-name="T9">S</text:span><text:span text:style-name="T8">TF considera </text:span><text:span text:style-name="T14">ilegítima</text:span><text:span text:style-name="T8"> a incidência de IOF sobre aplicações financeiras dos entes federados, bem como a tributação da renda resultante de tais aplicações pelo IR;</text:span></text:p>
        </text:list-item>
        <text:list-item>
          <text:p text:style-name="P20"><text:span text:style-name="T14">não</text:span><text:span text:style-name="T8"> pode ser invocada para contribuições previdenciárias e para as taxas;</text:span></text:p>
        </text:list-item>
        <text:list-item>
          <text:p text:style-name="P21"><text:span text:style-name="T8">STF: o julgado ocorrido contempla a conclusão de que a União não está condicionada ao </text:span><text:span text:style-name="T14">ônus de comprovar vinculação do bem tributado a uma finalidade pública, o que somente ocorre nos casos das autarquias e fundações instituídas e mantidas pelo Poder Público no que se refere à tributação do patrimônio, renda e serviços vinculados a suas finalidades essenciais;</text:span></text:p>
        </text:list-item>
        <text:list-item>
          <text:p text:style-name="P38">STJ: presume-se que os imóveis pertencentes às entidades autárquicas se destinam aos seus fins institucionais;</text:p>
        </text:list-item>
        <text:list-item>
          <text:p text:style-name="P22"><text:span text:style-name="T8">STF: imunidade recíproca é extensível às EP’s e SEM’s </text:span><text:span text:style-name="T14">prestadoras de serviço público de prestação obrigatória e exclusiva do Estado</text:span><text:span text:style-name="T8">;</text:span></text:p>
          <text:list>
            <text:list-item>
              <text:p text:style-name="P39">decisões de 2014 do STF: ECT tem imunidade do IPTU, não incide ICMS sobre transporte de bens e mercadorias, e há imunidade do IPVA;</text:p>
            </text:list-item>
          </text:list>
        </text:list-item>
        <text:list-item>
          <text:p text:style-name="P23"><text:span text:style-name="T8">STF: as SEM’s prestadoras de </text:span><text:span text:style-name="T14">serviços de saúde</text:span><text:span text:style-name="T8">, </text:span><text:span text:style-name="T14">cujo CS seja majoritariamente estatal</text:span><text:span text:style-name="T8">, gozam da imunidade tributária recíproca;</text:span></text:p>
        </text:list-item>
        <text:list-item>
          <text:p text:style-name="P24"><text:span text:style-name="T8">STF: a Petrobrás </text:span><text:span text:style-name="T14">não</text:span><text:span text:style-name="T8"> foi alcançada pela imunidade tributária recíproca pelos seguintes motivos:</text:span></text:p>
          <text:list>
            <text:list-item>
              <text:p text:style-name="P40">destina-se à exploração econômica em benefício de seus acionistas;</text:p>
            </text:list-item>
            <text:list-item>
              <text:p text:style-name="P40">visa distribuição de lucros;</text:p>
            </text:list-item>
            <text:list-item>
              <text:p text:style-name="P40">a tributação da atividade econômica não implica risco ao pacto federativo;</text:p>
            </text:list-item>
          </text:list>
        </text:list-item>
        <text:list-item>
          <text:p text:style-name="P40">a OAB foi alcançada pela imunidade tributária recíproca;</text:p>
        </text:list-item>
        <text:list-item>
          <text:p text:style-name="P25"><text:span text:style-name="T8">STF: no que se refere à delegação de serviços públicos, se o patrimônio </text:span><text:span text:style-name="T14">pertencer a um ente federado</text:span><text:span text:style-name="T8">, independentemente de estar ocupado por empresa delegatária de serviços públicos, continua imune à tributação. </text:span><text:span text:style-name="T10">Contudo, a atividade delegada em si, caso seja exercida com intuito lucrativo, não há que se falar em imunidade; </text:span><text:span text:style-name="T11">→ caso dos serviços dos cartórios, que, por terem fim lucrativo, não são imunes;</text:span></text:p>
        </text:list-item>
        <text:list-item>
          <text:p text:style-name="P26"><text:span text:style-name="T11">S</text:span><text:span text:style-name="T8">TF: tanto os objetivos quanto os efeitos do reconhecimento da aplicação da imunidade recíproca são passíveis de submissão ao crivo jurisdicional, em um exame de ponderação e proporcionalidade não bastando a constatação objetiva de natureza pública do serviço que se está a tributar;</text:span></text:p>
        </text:list-item>
        <text:list-item>
          <text:p text:style-name="P27"><text:span text:style-name="T8">STF: a imunidade recíproca extensiva </text:span><text:span text:style-name="T14">alcança o INCRA</text:span><text:span text:style-name="T8">, desobrigando-o a pagar ICMS sobre a exploração de unidade agroindustrial;</text:span></text:p>
        </text:list-item>
        <text:list-item>
          <text:p text:style-name="P28"><text:span text:style-name="T8">STF: o promitente comprador de imóvel residencial transcrito em nome de autarquia é contribuinte do IPTU.</text:span></text:p>
        </text:list-item>
      </text:list>
      <text:p text:style-name="P29"><text:span text:style-name="T8"/></text:p>
      <text:p text:style-name="P30"><text:span text:style-name="T8">Para que </text:span><text:span text:style-name="T14">instituições de educação e assistência social</text:span><text:span text:style-name="T8"> gozem de imunidade devem atender aos requisitos da </text:span><text:span text:style-name="T14">lei</text:span><text:span text:style-name="T8">. Segundo o STF, trata-se de </text:span><text:span text:style-name="T14">lei ordinária</text:span><text:span text:style-name="T8">.</text:span><text:span text:style-name="T12"> A Lei 5.172/66 elenca os requisitos:</text:span></text:p>
      <text:list xml:id="list3261852227397858679" text:style-name="L6">
        <text:list-item>
          <text:p text:style-name="P31"><text:span text:style-name="T8">não distribuir parcela de seu patrimônio ou de suas rendas, a qualquer título;</text:span></text:p>
        </text:list-item>
        <text:list-item>
          <text:p text:style-name="P31"><text:span text:style-name="T8">aplicar integralmente, no País, os seus recursos na manutenção dos seus objetivos institucionais;</text:span></text:p>
        </text:list-item>
        <text:list-item>
          <text:p text:style-name="P31"><text:soft-page-break/><text:span text:style-name="T8">manter escrituração de suas receitas e despesa em livros revestidos de formalidades capazes de assegurar sua exatidão.</text:span></text:p>
        </text:list-item>
      </text:list>
      <text:p text:style-name="P32"><text:span text:style-name="T8"/></text:p>
      <text:p text:style-name="P33"><text:span text:style-name="T8">STF: é imune a renda obtida pelo SESC na prestação de serviços de diversão pública, mediante a venda de ingressos de cinema ao público em geral. Para o STF, as escolas de ensino profissionalizante estão enquadradas no rol de entidades do art. 150, VI, c (instituições de educação e assistência social, sem fins lucrativos). </text:span><text:span text:style-name="T13">O fato de os imóveis estarem sendo usados como escritório e residência de membros da entidade não afasta a imunidade.</text:span></text:p>
      <text:p text:style-name="P33"><text:span text:style-name="T13"/></text:p>
      <text:p text:style-name="P34"><text:span text:style-name="T14">Atenção!</text:span></text:p>
      <text:list xml:id="list333603988684355471" text:style-name="L7">
        <text:list-item>
          <text:p text:style-name="P35"><text:span text:style-name="T8">2010 → STF entendia que </text:span><text:span text:style-name="T14">não havia imunidade</text:span><text:span text:style-name="T8"> aos terrenos baldios sem vinculação às finalidades essenciais das entidades imunes;</text:span></text:p>
        </text:list-item>
        <text:list-item>
          <text:p text:style-name="P35"><text:span text:style-name="T8">2013 → STF entende que a constatação de que imóvel vago ou sem edificação não seria suficiente, por si só, para destruir a garantia constitucional da imunidade tributária.</text:span></text:p>
        </text:list-item>
      </text:list>
      <text:p text:style-name="P34"><text:span text:style-name="T8"/></text:p>
      <text:p text:style-name="P36"><text:span text:style-name="T8">Assim, se a questão trouxer as expressões </text:span><text:span text:style-name="T14">“imóvel vago ou sem edificação”</text:span><text:span text:style-name="T8">, quase certo que estará com a literalidade da decisão de 2013 do STF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ans CJK SC Regular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text-properties officeooo:rsid="00198eef" officeooo:paragraph-rsid="00198eef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order-top="0.06pt solid #000000" fo:border-bottom="0.06pt solid #000000" fo:border-left="none" fo:border-right="none" fo:padding="0.051cm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2 – Limitações ao poder de tributar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14T07:27:44.060750210</meta:creation-date>
    <dc:date>2018-03-16T10:11:49.450368940</dc:date>
    <meta:editing-duration>PT4H47M15S</meta:editing-duration>
    <meta:editing-cycles>29</meta:editing-cycles>
    <meta:generator>LibreOffice/5.2.7.2$Linux_X86_64 LibreOffice_project/20m0$Build-2</meta:generator>
    <meta:document-statistic meta:table-count="0" meta:image-count="0" meta:object-count="0" meta:page-count="3" meta:paragraph-count="57" meta:word-count="1067" meta:character-count="6675" meta:non-whitespace-character-count="5710"/>
  </office:meta>
</office:document-meta>
</file>